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kinDescription.getBase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kinDescriptio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kinDescription.getThumbnail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kinDescription.setBasePath( File base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kinDescriptio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kinDescription.setThumbnailPath( String thumbnail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